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2.55cm" fo:min-width="1.9cm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1.7cm"/>
    </style:style>
    <style:style style:name="gr4" style:family="graphic" style:parent-style-name="standard">
      <style:graphic-properties draw:textarea-horizontal-align="justify" draw:textarea-vertical-align="middle" draw:auto-grow-height="false" fo:min-height="2.55cm" fo:min-width="5.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1.788cm" fo:min-width="4.13cm" fo:wrap-option="no-wrap"/>
    </style:style>
    <style:style style:name="gr7" style:family="graphic" style:parent-style-name="standard" style:list-style-name="L1">
      <style:graphic-properties draw:fill-color="#eeeeee" draw:textarea-horizontal-align="justify" draw:textarea-vertical-align="middle" draw:auto-grow-height="false" fo:min-height="1.788cm" fo:min-width="5.242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0.1cm"/>
    </style:style>
    <style:style style:name="gr9" style:family="graphic" style:parent-style-name="standard">
      <style:graphic-properties draw:textarea-horizontal-align="justify" draw:textarea-vertical-align="middle" draw:auto-grow-height="false" fo:min-height="0.183cm" fo:min-width="1.339cm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margin-left="0cm" fo:margin-right="0cm" fo:text-align="center" fo:text-indent="0cm"/>
      <style:text-properties style:font-name="Liberation Sans" fo:font-size="14pt" style:letter-kerning="true" style:font-name-asian="Microsoft YaHei" style:font-size-asian="14pt" style:font-name-complex="Arial" style:font-size-complex="14pt"/>
    </style:style>
    <style:style style:name="P7" style:family="paragraph">
      <loext:graphic-properties draw:fill-color="#eeeeee"/>
      <style:paragraph-properties fo:margin-left="0cm" fo:margin-right="0cm" fo:text-align="center" fo:text-indent="0cm"/>
      <style:text-properties style:font-name="Liberation Sans" fo:font-size="14pt" style:letter-kerning="true" style:font-name-asian="Microsoft YaHei" style:font-size-asian="14pt" style:font-name-complex="Arial" style:font-size-complex="14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6.082cm" svg:height="1.673cm" svg:x="10.718cm" svg:y="0.327cm">
          <draw:text-box>
            <text:p><text:span text:style-name="T1">MiniSynth</text:span></text:p>
          </draw:text-box>
        </draw:frame>
        <draw:custom-shape draw:style-name="gr2" draw:text-style-name="P2" draw:layer="layout" svg:width="2.4cm" svg:height="2.8cm" svg:x="8.4cm" svg:y="6.4cm">
          <text:p text:style-name="P2">LF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8cm" svg:x="8.6cm" svg:y="12.4cm">
          <text:p text:style-name="P2">LFO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4cm" svg:height="2.8cm" svg:x="17.6cm" svg:y="8.4cm">
          <text:p text:style-name="P2">HFO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0.8cm" svg:y1="7.8cm" svg:x2="17.6cm" svg:y2="9.6cm">
          <text:p/>
        </draw:line>
        <draw:line draw:style-name="gr5" draw:text-style-name="P3" draw:layer="layout" svg:x1="10.8cm" svg:y1="13.2cm" svg:x2="17.6cm" svg:y2="10.4cm">
          <text:p/>
        </draw:line>
        <draw:custom-shape draw:style-name="gr6" draw:text-style-name="P5" draw:layer="layout" svg:width="5cm" svg:height="2.2cm" svg:x="1.4cm" svg:y="2.8cm">
          <text:p text:style-name="P4"><text:span text:style-name="T2">LFO Frequency</text:span></text:p>
          <text:p text:style-name="P4"><text:span text:style-name="T2">LFO Waveform</text:span></text:p>
          <text:p text:style-name="P4"><text:span text:style-name="T2">Max Frequency</text:span></text:p>
          <draw:enhanced-geometry svg:viewBox="0 0 21600 21600" draw:text-areas="800 800 20800 20800" draw:type="round-rectangular-callout" draw:modifiers="29370.125974805 41325.57928214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5" draw:layer="layout" svg:width="5cm" svg:height="2.2cm" svg:x="2cm" svg:y="9.8cm">
          <text:p text:style-name="P6"><text:span text:style-name="T2">LFO Frequency</text:span></text:p>
          <text:p text:style-name="P6"><text:span text:style-name="T2">LFO Waveform</text:span></text:p>
          <text:p text:style-name="P6"><text:span text:style-name="T2">Max Amplitude</text:span></text:p>
          <draw:enhanced-geometry svg:viewBox="0 0 21600 21600" draw:text-areas="800 800 20800 20800" draw:type="round-rectangular-callout" draw:modifiers="27374.6850629874 33405.9064061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6.2cm" svg:height="2.2cm" svg:x="12.6cm" svg:y="4cm">
          <text:p text:style-name="P6"><text:span text:style-name="T2">Frequency</text:span></text:p>
          <text:p text:style-name="P6"><text:span text:style-name="T2">Waveform Mode:0,2</text:span></text:p>
          <text:p text:style-name="P6"><text:span text:style-name="T2">Amplitude Mode 0,1</text:span></text:p>
          <draw:enhanced-geometry svg:viewBox="0 0 21600 21600" draw:text-areas="800 800 20800 20800" draw:type="round-rectangular-callout" draw:modifiers="27866.473149492 41325.57928214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0.6cm" svg:height="1cm" svg:x="26.201cm" svg:y="9.1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925cm" svg:height="0.689cm" draw:transform="rotate (-1.53274814910142) translate (27.289cm 8.2cm)">
          <text:p/>
          <draw:enhanced-geometry svg:viewBox="0 0 21600 21600" draw:glue-points="?f6 10800 10800 21600 ?f5 10800 10800 0" draw:text-areas="?f3 ?f3 ?f4 ?f4" draw:type="trapezoid" draw:modifiers="4075.301957517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" draw:text-style-name="P3" draw:layer="layout" svg:x1="24cm" svg:y1="9.6cm" svg:x2="26.201cm" svg:y2="9.6cm">
          <text:p/>
        </draw:line>
        <draw:frame draw:style-name="gr1" draw:text-style-name="P8" draw:layer="layout" svg:width="3.317cm" svg:height="1.673cm" svg:x="12.483cm" svg:y="12.527cm">
          <draw:text-box>
            <text:p>Amplitude</text:p>
            <text:p>Mode 2,3</text:p>
          </draw:text-box>
        </draw:frame>
        <draw:frame draw:style-name="gr1" draw:text-style-name="P8" draw:layer="layout" svg:width="3.495cm" svg:height="1.673cm" svg:x="11.517cm" svg:y="8.6cm">
          <draw:text-box>
            <text:p>Frequency</text:p>
            <text:p>Mode 1,3</text:p>
          </draw:text-box>
        </draw:frame>
        <draw:frame draw:style-name="gr1" draw:text-style-name="P9" draw:layer="layout" svg:width="2.521cm" svg:height="1.199cm" svg:x="23.8cm" svg:y="13.401cm">
          <draw:text-box>
            <text:p><text:span text:style-name="T3">ChrisMicro</text:span></text:p>
            <text:p><text:span text:style-name="T3">2017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08:11:29.922000000</meta:creation-date>
    <meta:generator>LibreOffice/5.0.5.2$Windows_x86 LibreOffice_project/55b006a02d247b5f7215fc6ea0fde844b30035b3</meta:generator>
    <dc:date>2017-03-07T08:37:16.723000000</dc:date>
    <meta:editing-duration>PT19M17S</meta:editing-duration>
    <meta:editing-cycles>2</meta:editing-cycles>
    <meta:document-statistic meta:object-count="38"/>
  </office:meta>
</office:document-meta>
</file>